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8.932cm"/>
    </style:style>
    <style:style style:name="co6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7">
      <style:table-cell-properties fo:background-color="#ff66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 style:data-style-name="N109">
      <style:table-cell-properties fo:border="0.06pt solid #000000"/>
    </style:style>
    <style:style style:name="ce8" style:family="table-cell" style:parent-style-name="Default" style:data-style-name="N109">
      <style:table-cell-properties fo:background-color="#ff6600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6600" fo:border="0.06pt solid #000000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7"/>
        <table:table-column table:style-name="co6" table:default-cell-style-name="ce9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N THREAD(S)</text:p>
          </table:table-cell>
          <table:table-cell table:style-name="ce1" office:value-type="string" calcext:value-type="string">
            <text:p>TROVATI</text:p>
          </table:table-cell>
          <table:table-cell table:style-name="ce1" office:value-type="string" calcext:value-type="string">
            <text:p>TEMPO (MSEC)</text:p>
          </table:table-cell>
          <table:table-cell table:style-name="ce1" office:value-type="string" calcext:value-type="string">
            <text:p>TEMPO/NUMERO (MSEC)</text:p>
          </table:table-cell>
          <table:table-cell table:style-name="ce6" office:value-type="string" calcext:value-type="string">
            <text:p>MIGLIORAMENTO RISPETTO AL PRIMO TEMPO</text:p>
          </table:table-cell>
          <table:table-cell table:style-name="ce6" office:value-type="string" calcext:value-type="string">
            <text:p>NOT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97" calcext:value-type="float">
            <text:p>97</text:p>
          </table:table-cell>
          <table:table-cell table:formula="of:=[.D2]/[.A2]" office:value-type="float" office:value="0.0097" calcext:value-type="float">
            <text:p>0,0097000</text:p>
          </table:table-cell>
          <table:table-cell/>
          <table:table-cell office:value-type="string" calcext:value-type="string">
            <text:p>Davide Confalonieri 4IB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office:value-type="float" office:value="53" calcext:value-type="float">
            <text:p>53</text:p>
          </table:table-cell>
          <table:table-cell table:formula="of:=[.D3]/[.A3]" office:value-type="float" office:value="0.0053" calcext:value-type="float">
            <text:p>0,0053000</text:p>
          </table:table-cell>
          <table:table-cell table:formula="of:=([.D3]-[.D2])/[.D2]*(-1)" office:value-type="percentage" office:value="0.45360824742268" calcext:value-type="percentage">
            <text:p>45,3608%</text:p>
          </table:table-cell>
          <table:table-cell office:value-type="string" calcext:value-type="string">
            <text:p>PC: 2 COR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float" office:value="57" calcext:value-type="float">
            <text:p>57</text:p>
          </table:table-cell>
          <table:table-cell table:formula="of:=[.D4]/[.A4]" office:value-type="float" office:value="0.0057" calcext:value-type="float">
            <text:p>0,0057000</text:p>
          </table:table-cell>
          <table:table-cell table:formula="of:=([.D4]-[.D2])/[.D2]*(-1)" office:value-type="percentage" office:value="0.412371134020619" calcext:value-type="percentage">
            <text:p>41,2371%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229" calcext:value-type="float">
            <text:p>1229</text:p>
          </table:table-cell>
          <table:table-cell office:value-type="float" office:value="51" calcext:value-type="float">
            <text:p>51</text:p>
          </table:table-cell>
          <table:table-cell table:formula="of:=[.D5]/[.A5]" office:value-type="float" office:value="0.0051" calcext:value-type="float">
            <text:p>0,0051000</text:p>
          </table:table-cell>
          <table:table-cell table:formula="of:=([.D5]-[.D2])/[.D2]*(-1)" office:value-type="percentage" office:value="0.474226804123711" calcext:value-type="percentage">
            <text:p>47,4227%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229" calcext:value-type="float">
            <text:p>1229</text:p>
          </table:table-cell>
          <table:table-cell office:value-type="float" office:value="55" calcext:value-type="float">
            <text:p>55</text:p>
          </table:table-cell>
          <table:table-cell table:formula="of:=[.D6]/[.A6]" office:value-type="float" office:value="0.0055" calcext:value-type="float">
            <text:p>0,0055000</text:p>
          </table:table-cell>
          <table:table-cell table:formula="of:=([.D6]-[.D2])/[.D2]*(-1)" office:value-type="percentage" office:value="0.432989690721649" calcext:value-type="percentage">
            <text:p>43,2990%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229" calcext:value-type="float">
            <text:p>1229</text:p>
          </table:table-cell>
          <table:table-cell office:value-type="float" office:value="57" calcext:value-type="float">
            <text:p>57</text:p>
          </table:table-cell>
          <table:table-cell table:formula="of:=[.D7]/[.A7]" office:value-type="float" office:value="0.0057" calcext:value-type="float">
            <text:p>0,0057000</text:p>
          </table:table-cell>
          <table:table-cell table:formula="of:=([.D7]-[.D2])/[.D2]*(-1)" office:value-type="percentage" office:value="0.412371134020619" calcext:value-type="percentage">
            <text:p>41,2371%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5"/>
          <table:table-cell table:style-name="ce8"/>
          <table:table-cell table:style-name="ce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office:value-type="float" office:value="350" calcext:value-type="float">
            <text:p>350</text:p>
          </table:table-cell>
          <table:table-cell table:formula="of:=[.D9]/[.A9]" office:value-type="float" office:value="0.0175" calcext:value-type="float">
            <text:p>0,01750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2262" calcext:value-type="float">
            <text:p>2262</text:p>
          </table:table-cell>
          <table:table-cell office:value-type="float" office:value="177" calcext:value-type="float">
            <text:p>177</text:p>
          </table:table-cell>
          <table:table-cell table:formula="of:=[.D10]/[.A10]" office:value-type="float" office:value="0.00885" calcext:value-type="float">
            <text:p>0,0088500</text:p>
          </table:table-cell>
          <table:table-cell table:formula="of:=([.D10]-[.D9])/[.D9]*(-1)" office:value-type="percentage" office:value="0.494285714285714" calcext:value-type="percentage">
            <text:p>49,4286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float" office:value="2262" calcext:value-type="float">
            <text:p>2262</text:p>
          </table:table-cell>
          <table:table-cell office:value-type="float" office:value="178" calcext:value-type="float">
            <text:p>178</text:p>
          </table:table-cell>
          <table:table-cell table:formula="of:=[.D11]/[.A11]" office:value-type="float" office:value="0.0089" calcext:value-type="float">
            <text:p>0,0089000</text:p>
          </table:table-cell>
          <table:table-cell table:formula="of:=([.D11]-[.D9])/[.D9]*(-1)" office:value-type="percentage" office:value="0.491428571428571" calcext:value-type="percentage">
            <text:p>49,1429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2262" calcext:value-type="float">
            <text:p>2262</text:p>
          </table:table-cell>
          <table:table-cell office:value-type="float" office:value="178" calcext:value-type="float">
            <text:p>178</text:p>
          </table:table-cell>
          <table:table-cell table:formula="of:=[.D12]/[.A12]" office:value-type="float" office:value="0.0089" calcext:value-type="float">
            <text:p>0,0089000</text:p>
          </table:table-cell>
          <table:table-cell table:formula="of:=([.D12]-[.D9])/[.D9]*(-1)" office:value-type="percentage" office:value="0.491428571428571" calcext:value-type="percentage">
            <text:p>49,1429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2262" calcext:value-type="float">
            <text:p>2262</text:p>
          </table:table-cell>
          <table:table-cell office:value-type="float" office:value="179" calcext:value-type="float">
            <text:p>179</text:p>
          </table:table-cell>
          <table:table-cell table:formula="of:=[.D13]/[.A13]" office:value-type="float" office:value="0.00895" calcext:value-type="float">
            <text:p>0,0089500</text:p>
          </table:table-cell>
          <table:table-cell table:formula="of:=([.D13]-[.D9])/[.D9]*(-1)" office:value-type="percentage" office:value="0.488571428571429" calcext:value-type="percentage">
            <text:p>48,8571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float" office:value="181" calcext:value-type="float">
            <text:p>181</text:p>
          </table:table-cell>
          <table:table-cell table:formula="of:=[.D14]/[.A14]" office:value-type="float" office:value="0.00905" calcext:value-type="float">
            <text:p>0,0090500</text:p>
          </table:table-cell>
          <table:table-cell table:formula="of:=([.D14]-[.D9])/[.D9]*(-1)" office:value-type="percentage" office:value="0.482857142857143" calcext:value-type="percentage">
            <text:p>48,2857%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5"/>
          <table:table-cell table:style-name="ce8"/>
          <table:table-cell table:style-name="ce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4203" calcext:value-type="float">
            <text:p>4203</text:p>
          </table:table-cell>
          <table:table-cell office:value-type="float" office:value="1267" calcext:value-type="float">
            <text:p>1267</text:p>
          </table:table-cell>
          <table:table-cell table:formula="of:=[.D16]/[.A16]" office:value-type="float" office:value="0.031675" calcext:value-type="float">
            <text:p>0,031675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4203" calcext:value-type="float">
            <text:p>4203</text:p>
          </table:table-cell>
          <table:table-cell office:value-type="float" office:value="645" calcext:value-type="float">
            <text:p>645</text:p>
          </table:table-cell>
          <table:table-cell table:formula="of:=[.D17]/[.A17]" office:value-type="float" office:value="0.016125" calcext:value-type="float">
            <text:p>0,0161250</text:p>
          </table:table-cell>
          <table:table-cell table:formula="of:=([.D17]-[.D16])/[.D16]*(-1)" office:value-type="percentage" office:value="0.490923441199684" calcext:value-type="percentage">
            <text:p>49,0923%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float" office:value="4203" calcext:value-type="float">
            <text:p>4203</text:p>
          </table:table-cell>
          <table:table-cell office:value-type="float" office:value="679" calcext:value-type="float">
            <text:p>679</text:p>
          </table:table-cell>
          <table:table-cell table:formula="of:=[.D18]/[.A18]" office:value-type="float" office:value="0.016975" calcext:value-type="float">
            <text:p>0,0169750</text:p>
          </table:table-cell>
          <table:table-cell table:formula="of:=([.D18]-[.D16])/[.D16]*(-1)" office:value-type="percentage" office:value="0.464088397790055" calcext:value-type="percentage">
            <text:p>46,4088%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4203" calcext:value-type="float">
            <text:p>4203</text:p>
          </table:table-cell>
          <table:table-cell office:value-type="float" office:value="665" calcext:value-type="float">
            <text:p>665</text:p>
          </table:table-cell>
          <table:table-cell table:formula="of:=[.D19]/[.A19]" office:value-type="float" office:value="0.016625" calcext:value-type="float">
            <text:p>0,0166250</text:p>
          </table:table-cell>
          <table:table-cell table:formula="of:=([.D19]-[.D16])/[.D16]*(-1)" office:value-type="percentage" office:value="0.475138121546961" calcext:value-type="percentage">
            <text:p>47,5138%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03" calcext:value-type="float">
            <text:p>4203</text:p>
          </table:table-cell>
          <table:table-cell office:value-type="float" office:value="641" calcext:value-type="float">
            <text:p>641</text:p>
          </table:table-cell>
          <table:table-cell table:formula="of:=[.D20]/[.A20]" office:value-type="float" office:value="0.016025" calcext:value-type="float">
            <text:p>0,0160250</text:p>
          </table:table-cell>
          <table:table-cell table:formula="of:=([.D20]-[.D16])/[.D16]*(-1)" office:value-type="percentage" office:value="0.494080505130229" calcext:value-type="percentage">
            <text:p>49,4081%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" calcext:value-type="float">
            <text:p>6</text:p>
          </table:table-cell>
          <table:table-cell office:value-type="float" office:value="4203" calcext:value-type="float">
            <text:p>4203</text:p>
          </table:table-cell>
          <table:table-cell office:value-type="float" office:value="648" calcext:value-type="float">
            <text:p>648</text:p>
          </table:table-cell>
          <table:table-cell table:formula="of:=[.D21]/[.A21]" office:value-type="float" office:value="0.0162" calcext:value-type="float">
            <text:p>0,0162000</text:p>
          </table:table-cell>
          <table:table-cell table:formula="of:=([.D21]-[.D16])/[.D16]*(-1)" office:value-type="percentage" office:value="0.488555643251776" calcext:value-type="percentage">
            <text:p>48,8556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4" number:min-integer-digits="1"/>
    </number:number-style>
    <number:percentage-style style:name="N109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21:42.93527126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13:06.213480669</meta:creation-date>
    <dc:date>2016-02-23T09:22:00.002819968</dc:date>
    <meta:editing-duration>PT16M17S</meta:editing-duration>
    <meta:editing-cycles>2</meta:editing-cycles>
    <meta:generator>LibreOffice/4.2.8.2$Linux_X86_64 LibreOffice_project/420m0$Build-2</meta:generator>
    <meta:document-statistic meta:table-count="1" meta:cell-count="114" meta:object-count="0"/>
  </office:meta>
</office:document-meta>
</file>